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fo:language="ca" fo:country="ES" officeooo:paragraph-rsid="001800b5"/>
    </style:style>
    <style:style style:name="P2" style:family="paragraph" style:parent-style-name="Heading_20_1">
      <style:text-properties style:font-name="Liberation Sans" fo:font-size="18.2000007629395pt" fo:language="ca" fo:country="ES" fo:font-weight="bold" officeooo:rsid="0018112e" officeooo:paragraph-rsid="0018112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" style:family="paragraph" style:parent-style-name="Heading_20_1">
      <style:text-properties style:font-name="Liberation Sans" fo:font-size="18.2000007629395pt" fo:language="ca" fo:country="ES" fo:font-weight="bold" officeooo:rsid="0018112e" officeooo:paragraph-rsid="001822b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" style:family="paragraph" style:parent-style-name="Heading_20_2">
      <style:text-properties style:font-name="Liberation Sans" fo:font-size="16.1000003814697pt" fo:language="ca" fo:country="ES" fo:font-style="italic" fo:font-weight="bold" officeooo:rsid="001822b5" officeooo:paragraph-rsid="001822b5" style:font-name-asian="Microsoft YaHei" style:font-size-asian="16.1000003814697pt" style:font-style-asian="italic" style:font-weight-asian="bold" style:font-name-complex="Lucida Sans" style:font-size-complex="16.1000003814697pt" style:font-style-complex="italic" style:font-weight-complex="bold"/>
    </style:style>
    <style:style style:name="P5" style:family="paragraph" style:parent-style-name="Standard">
      <style:text-properties fo:language="ca" fo:country="ES" officeooo:rsid="0016c945" officeooo:paragraph-rsid="0016c945"/>
    </style:style>
    <style:style style:name="P6" style:family="paragraph" style:parent-style-name="Standard" style:list-style-name="L1">
      <style:text-properties fo:language="ca" fo:country="ES" officeooo:rsid="0016c945" officeooo:paragraph-rsid="0016c945"/>
    </style:style>
    <style:style style:name="P7" style:family="paragraph" style:parent-style-name="Standard">
      <style:text-properties fo:language="ca" fo:country="ES" officeooo:paragraph-rsid="0016c945"/>
    </style:style>
    <style:style style:name="P8" style:family="paragraph" style:parent-style-name="Standard" style:list-style-name="L1">
      <style:text-properties fo:language="ca" fo:country="ES" officeooo:rsid="001800b5" officeooo:paragraph-rsid="001800b5"/>
    </style:style>
    <style:style style:name="P9" style:family="paragraph" style:parent-style-name="Standard">
      <style:text-properties fo:language="ca" fo:country="ES" officeooo:rsid="001800b5" officeooo:paragraph-rsid="001800b5"/>
    </style:style>
    <style:style style:name="P10" style:family="paragraph" style:parent-style-name="Standard">
      <style:text-properties fo:language="ca" fo:country="ES" officeooo:rsid="001800b5" officeooo:paragraph-rsid="001822b5"/>
    </style:style>
    <style:style style:name="P11" style:family="paragraph" style:parent-style-name="Standard">
      <style:text-properties fo:language="ca" fo:country="ES" officeooo:rsid="0018112e" officeooo:paragraph-rsid="0018112e"/>
    </style:style>
    <style:style style:name="P12" style:family="paragraph" style:parent-style-name="Standard">
      <style:paragraph-properties fo:text-align="end" style:justify-single-word="false"/>
      <style:text-properties fo:language="ca" fo:country="ES" officeooo:rsid="001956e4" officeooo:paragraph-rsid="001956e4"/>
    </style:style>
    <style:style style:name="P13" style:family="paragraph" style:parent-style-name="Standard">
      <style:paragraph-properties fo:text-align="center" style:justify-single-word="false"/>
      <style:text-properties fo:font-size="32pt" fo:language="ca" fo:country="ES" fo:font-weight="bold" officeooo:paragraph-rsid="0016c945" style:font-size-asian="32pt" style:font-weight-asian="bold" style:font-size-complex="32pt" style:font-weight-complex="bold"/>
    </style:style>
    <style:style style:name="P14" style:family="paragraph" style:parent-style-name="Text_20_body" style:list-style-name="L2">
      <style:text-properties fo:language="ca" fo:country="ES" officeooo:rsid="001800b5" officeooo:paragraph-rsid="001800b5"/>
    </style:style>
    <style:style style:name="P15" style:family="paragraph" style:parent-style-name="Text_20_body" style:list-style-name="L2">
      <style:text-properties fo:language="ca" fo:country="ES"/>
    </style:style>
    <style:style style:name="T1" style:family="text">
      <style:text-properties officeooo:rsid="0016c945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1800b5"/>
    </style:style>
    <style:style style:name="T4" style:family="text">
      <style:text-properties officeooo:rsid="001800b5"/>
    </style:style>
    <style:style style:name="T5" style:family="text">
      <style:text-properties officeooo:rsid="0018112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s" fo:country="ES"/>
    </style:style>
    <style:style style:name="T8" style:family="text">
      <style:text-properties fo:language="es" fo:country="ES" officeooo:rsid="001822b5"/>
    </style:style>
    <style:style style:name="T9" style:family="text">
      <style:text-properties officeooo:rsid="001822b5"/>
    </style:style>
    <style:style style:name="T10" style:family="text">
      <style:text-properties style:font-name="Liberation Sans" fo:font-size="18.2000007629395pt" fo:language="ca" fo:country="ES" fo:font-weight="bold" officeooo:rsid="0018112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1" style:family="text">
      <style:text-properties officeooo:rsid="00193387"/>
    </style:style>
    <style:style style:name="T12" style:family="text">
      <style:text-properties officeooo:rsid="001956e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21/06/2021</text:p>
      <text:p text:style-name="P7"/>
      <text:p text:style-name="P7"/>
      <text:p text:style-name="P13"><text:span text:style-name="T1">Estudi API Apodera</text:span></text:p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pan text:style-name="T2">Introducció</text:span></text:h>
      <text:p text:style-name="P5"/>
      <text:p text:style-name="P5"><text:tab/><text:span text:style-name="T4">L’estudi de</text:span> Apodera <text:span text:style-name="T4">s’inicia amb la inclusió de representació de persona jurídica dins del projecte Carpeta. Aquest darrer model es basa en certificats </text:span>per<text:span text:style-name="T4">ò per la </text:span>representació de persona <text:s/>física per un altre persona física, <text:span text:style-name="T4">es requereix accés a APODERA</text:span>. Podeu trobar més informació <text:span text:style-name="T4">d’Apodera </text:span>a la web del PAE en aquest enllaç <text:s/>https://administracionelectronica.gob.es/ctt/rea</text:p>
      <text:p text:style-name="P5"/>
      <text:p text:style-name="P5"><text:tab/>Apodera, en resum, ofereix tres serveis:</text:p>
      <text:list xml:id="list2181999132" text:style-name="L1">
        <text:list-item>
          <text:p text:style-name="P6"><text:span text:style-name="T6">Web pel Ciutadà</text:span>: aquesta web permet als ciutadans donar d’alta apoderats</text:p>
        </text:list-item>
        <text:list-item>
          <text:p text:style-name="P6"><text:span text:style-name="T6">Web per Funcionaris</text:span>: aquesta web permet <text:span text:style-name="T5">als funcionaris </text:span>donar d’alta apoderats i poder<text:span text:style-name="T4">d</text:span>an<text:span text:style-name="T4">ts</text:span><text:span text:style-name="T4"><text:note text:id="ftn0" text:note-class="footnote"><text:note-citation>1</text:note-citation><text:note-body><text:p text:style-name="P1"><text:span text:style-name="T4">Poderdant: (“Poderdante“ en castellà): </text:span>Persona que d<text:span text:style-name="T4">óna </text:span>poder o facultat a <text:span text:style-name="T4">un altra </text:span>p<text:span text:style-name="T4">er </text:span>a que la represent<text:span text:style-name="T4">i</text:span> en un ju<text:span text:style-name="T4">d</text:span>ici, p<text:span text:style-name="T4">e</text:span>r administrar <text:span text:style-name="T4">els seus </text:span>bens o actuar en <text:span text:style-name="T4">el </text:span>s<text:span text:style-name="T4">e</text:span>u nom en <text:span text:style-name="T4">qualsevol</text:span> situació. </text:p></text:note-body></text:note></text:span><text:span text:style-name="T4"> . En breu aquesta web permetrà inscriure apoderaments per Procediments.</text:span></text:p>
        </text:list-item>
        <text:list-item>
          <text:p text:style-name="P8"><text:span text:style-name="T6">API Consulta</text:span>: API Web Service <text:span text:style-name="T5">SOAP </text:span>per consultar apoderaments d’una persona. Actualment s<text:span text:style-name="T1">’ha implementat un client java-cxf de l’API de Apodera </text:span>dins del projecte <text:span text:style-name="T5">C</text:span>arpeta: <text:a xlink:type="simple" xlink:href="https://github.com/GovernIB/carpeta/tree/carpeta-1.1/carpeta-apodera" text:style-name="Internet_20_link" text:visited-style-name="Visited_20_Internet_20_Link">https://github.com/GovernIB/carpeta/tree/carpeta-1.1/carpeta-apodera</text:a></text:p>
        </text:list-item>
      </text:list>
      <text:p text:style-name="P9"/>
      <text:p text:style-name="P9"><text:tab/><text:span text:style-name="T5">D’aquests tres serveis n’hi ha versions a PRE i PRO.</text:span></text:p>
      <text:p text:style-name="P9"><text:tab/><text:span text:style-name="T5">Recordar que Apodera a part de fer apoderaments de persones físiques, també permet apoderaments de Persones Jurídiques (igual que els certificats de representació).</text:span></text:p>
      <text:p text:style-name="P9"/>
      <text:p text:style-name="P9"/>
      <text:h text:style-name="P2" text:outline-level="1">API de Consulta</text:h>
      <text:p text:style-name="P9"/>
      <text:p text:style-name="P11"><text:tab/>Aquesta API ofereix multitud de camps de filtre de l’Apoderament. Les dades mínimes obligatòries són el NIF de l'Apoderat i/o P<text:span text:style-name="T9">odertant</text:span> i NIF i Denominació de l’entitat des d’on es fa la consulta. Les dades retornades són un llistat de:</text:p>
      <text:list xml:id="list3378831082" text:style-name="L2">
        <text:list-item>
          <text:p text:style-name="P14">Dades del P<text:span text:style-name="T9">oderdant</text:span></text:p>
        </text:list-item>
        <text:list-item>
          <text:p text:style-name="P15">Dades de l'<text:span text:style-name="T9">A</text:span>poderat</text:p>
        </text:list-item>
        <text:list-item>
          <text:p text:style-name="P15">À<text:span text:style-name="T9">mbit</text:span>: Administracions en les que aplica l'apoderament: <text:span text:style-name="T7">General(to</text:span><text:span text:style-name="T8">do</text:span><text:span text:style-name="T7">), La Administración General del Estado, Un Organismo público en concreto, Una Comunidad Autónoma, Una Entidad Local, Universidades, Otras Instituciones)</text:span></text:p>
        </text:list-item>
        <text:list-item>
          <text:p text:style-name="P15">ESTAT:<text:span text:style-name="T7"> Sin autorizar, Autorizado,Revocado, ,Renunciado ,Caducado,Cancelado</text:span></text:p>
        </text:list-item>
        <text:list-item>
          <text:p text:style-name="P15">VIGÈNCIA: rang de dates</text:p>
        </text:list-item>
      </text:list>
      <text:p text:style-name="P9"><text:soft-page-break/></text:p>
      <text:p text:style-name="P9"/>
      <text:p text:style-name="P9"/>
      <text:h text:style-name="P3" text:outline-level="1"><text:span text:style-name="T9">Utilització de l’</text:span>API de Consulta</text:h>
      <text:p text:style-name="P10"/>
      <text:p text:style-name="P10"><text:tab/><text:span text:style-name="T9">Arribat aquest punt, hem de decidir com aplicar i on fer ús de l’API de Consulta.</text:span></text:p>
      <text:p text:style-name="P10"/>
      <text:p text:style-name="P10"/>
      <text:p text:style-name="P10"/>
      <text:h text:style-name="P4" text:outline-level="2">Dins de les Pròpies Aplicacions</text:h>
      <text:p text:style-name="P10"/>
      <text:p text:style-name="P10"><text:tab/><text:span text:style-name="T9">Com que cada aplicació coneix la lògica, seria fer un Login (Back o Front) per descobrir quina persona física s’ha autenticat i despres afegir una opció al menú per fer les consultes d’apoderaments . Per exemple les </text:span>passes <text:span text:style-name="T9">a seguir </text:span>dins <text:span text:style-name="T9">de </text:span>CARPETA-FRONT serien:</text:p>
      <text:p text:style-name="P10"/>
      <text:p text:style-name="P10"><text:s text:c="5"/>(1) Mostrar informació dels apoderaments :seria una opció de menú pròpia de Carpeta i no un Plugin. Seria configurable des de back.</text:p>
      <text:p text:style-name="P10"/>
      <text:p text:style-name="P10"><text:s text:c="5"/>(2) Poder actuar com APODERAT d'alguns dels apoderaments del punt (1). En aquest apartat i per no complicar s'aplicarien les següents restriccions:</text:p>
      <text:p text:style-name="P10"/>
      <text:p text:style-name="P10"><text:s text:c="27"/>(2.1) ÀMBIT: Només permetríem GENERAL, amb la finalitat de "no ficar la pota" i oferir informació a l'<text:span text:style-name="T9">apoderat</text:span> d'altres àmbits .</text:p>
      <text:p text:style-name="P10"/>
      <text:p text:style-name="P10"><text:s text:c="27"/>(2.2) ESTAT: Autoritzat</text:p>
      <text:p text:style-name="P10"/>
      <text:p text:style-name="P10"><text:s text:c="27"/>(2.3) VIGÈNCIA: La data d'avui hauria d'estar entre les dates de vigència</text:p>
      <text:p text:style-name="P10"/>
      <text:p text:style-name="P10"/>
      <text:p text:style-name="P10"/>
      <text:h text:style-name="P4" text:outline-level="2">Dins del LOGIN-IB</text:h>
      <text:p text:style-name="P10"/>
      <text:p text:style-name="P10"><text:tab/><text:span text:style-name="T11">Si s’arribàs a la conclusió que la representació té més sentit quan autenticam ciutadans, llavors estaria molt bé integrar-ho dins de LoginIB. Per no sempre fer consultes a Apodera, s’afegiria un boto a Login-IB titulat «Apoderament amb Clave Autenticació» (o alguna cosa similar). Es faria un Login emprant </text:span><text:a xlink:type="simple" xlink:href="mailto:Cl@ave" text:style-name="Internet_20_link" text:visited-style-name="Visited_20_Internet_20_Link"><text:span text:style-name="T11">Cl@ve</text:span></text:a><text:span text:style-name="T11"> <text:s/>però en aquest cas només es permetrien Certificats de Persona Física. En una segona passa es faria una consulta a Apodera per conèixer quina apoderaments té. També es requeriria incre</text:span><text:span text:style-name="T12">mentar la informació retornada per LoginIB: afegir si la representació es de Persona Física o Jurídica i potser l'àmbit i vigència descrites en el punt anterior. Aquestes noves dades també es podrien enviar quan es faci representació emprant Certificat de Persona Jurídica.</text:span></text:p>
      <text:p text:style-name="P10"/>
      <text:p text:style-name="P10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1T12:08:10.784000000</dc:date>
    <meta:editing-duration>PT13M9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29" meta:word-count="565" meta:character-count="3781" meta:non-whitespace-character-count="3155"/>
  </office:meta>
</office:document-meta>
</file>